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eeeee" draw:textarea-horizontal-align="justify" draw:textarea-vertical-align="middle" draw:auto-grow-height="false" fo:min-height="0.6cm" fo:min-width="0.35cm"/>
    </style:style>
    <style:style style:name="gr2" style:family="graphic" style:parent-style-name="standard">
      <style:graphic-properties draw:fill-color="#00b6bd" draw:textarea-horizontal-align="justify" draw:textarea-vertical-align="middle" draw:auto-grow-height="false" fo:min-height="0.6cm" fo:min-width="0.35cm"/>
    </style:style>
    <style:style style:name="gr3" style:family="graphic" style:parent-style-name="standard">
      <style:graphic-properties draw:textarea-vertical-align="middle"/>
    </style:style>
    <style:style style:name="gr4" style:family="graphic" style:parent-style-name="objectwithoutfill">
      <style:graphic-properties draw:fill="none" draw:textarea-vertical-align="middle"/>
    </style:style>
    <style:style style:name="gr5" style:family="graphic">
      <style:graphic-properties style:protect="size"/>
    </style:style>
    <style:style style:name="gr6" style:family="graphic" style:parent-style-name="standard">
      <style:graphic-properties draw:stroke="dash" draw:stroke-dash="Dashed_20__28_var_29_" svg:stroke-width="0.106cm" draw:marker-start-width="0.359cm" draw:marker-end-width="0.359cm" draw:fill="none" draw:textarea-horizontal-align="justify" draw:textarea-vertical-align="middle" draw:auto-grow-height="false" fo:min-height="1.63cm" fo:min-width="8.38cm" fo:padding-top="0.178cm" fo:padding-bottom="0.178cm" fo:padding-left="0.303cm" fo:padding-right="0.303cm"/>
    </style:style>
    <style:style style:name="gr7" style:family="graphic" style:parent-style-name="standard">
      <style:graphic-properties draw:stroke="none" svg:stroke-color="#000000" draw:fill="none" draw:fill-color="#ffffff" draw:auto-grow-height="true" draw:auto-grow-width="false" fo:max-height="0cm" fo:min-height="0.556cm"/>
    </style:style>
    <style:style style:name="gr8" style:family="graphic" style:parent-style-name="standard">
      <style:graphic-properties draw:stroke="dash" draw:stroke-dash="Dashed_20__28_var_29_" svg:stroke-width="0.106cm" draw:marker-start-width="0.359cm" draw:marker-end-width="0.359cm" draw:fill="none" draw:textarea-horizontal-align="justify" draw:textarea-vertical-align="middle" draw:auto-grow-height="false" fo:min-height="1.63cm" fo:min-width="17.98cm" fo:padding-top="0.178cm" fo:padding-bottom="0.178cm" fo:padding-left="0.303cm" fo:padding-right="0.303cm"/>
    </style:style>
    <style:style style:name="gr9" style:family="graphic" style:parent-style-name="standard">
      <style:graphic-properties draw:fill-color="#fff200" draw:textarea-horizontal-align="justify" draw:textarea-vertical-align="middle" draw:auto-grow-height="false" fo:min-height="0.6cm" fo:min-width="0.35cm"/>
    </style:style>
    <style:style style:name="gr10" style:family="graphic" style:parent-style-name="standard" style:list-style-name="L1">
      <style:graphic-properties draw:fill-color="#00b6bd" draw:textarea-horizontal-align="justify" draw:textarea-vertical-align="middle" draw:auto-grow-height="false" fo:min-height="0.6cm" fo:min-width="0.35cm"/>
    </style:style>
    <style:style style:name="gr11" style:family="graphic" style:parent-style-name="objectwithoutfill">
      <style:graphic-properties draw:stroke="dash" draw:stroke-dash="Dashed_20__28_var_29_" svg:stroke-width="0.106cm" draw:marker-start-width="0.359cm" draw:marker-end-width="0.359cm" draw:fill="solid" draw:fill-color="#fff200" draw:opacity="19%" draw:textarea-vertical-align="middle" fo:padding-top="0.178cm" fo:padding-bottom="0.178cm" fo:padding-left="0.303cm" fo:padding-right="0.303cm"/>
    </style:style>
    <style:style style:name="pr1" style:family="presentation" style:parent-style-name="Predefinito-notes">
      <style:graphic-properties draw:fill-color="#ffffff" fo:min-height="13.364cm"/>
    </style:style>
    <style:style style:name="P1" style:family="paragraph">
      <style:paragraph-properties fo:text-align="center"/>
    </style:style>
    <style:style style:name="P2" style:family="paragraph">
      <loext:graphic-properties draw:fill-color="#eeeeee"/>
      <style:paragraph-properties fo:text-align="center"/>
    </style:style>
    <style:style style:name="P3" style:family="paragraph">
      <loext:graphic-properties draw:fill-color="#00b6bd"/>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none" draw:fill-color="#ffffff"/>
      <style:text-properties fo:font-size="14pt"/>
    </style:style>
    <style:style style:name="P7" style:family="paragraph">
      <style:paragraph-properties fo:margin-left="0cm" fo:margin-right="0cm" fo:text-align="center" fo:text-indent="0cm"/>
      <style:text-properties style:font-name="Liberation Sans" fo:font-size="18pt" style:letter-kerning="true" style:font-name-asian="Microsoft YaHei" style:font-size-asian="18pt" style:font-name-complex="Lucida Sans" style:font-size-complex="18pt"/>
    </style:style>
    <style:style style:name="P8" style:family="paragraph">
      <loext:graphic-properties draw:fill-color="#fff200"/>
      <style:paragraph-properties fo:text-align="center"/>
    </style:style>
    <style:style style:name="P9" style:family="paragraph">
      <loext:graphic-properties draw:fill-color="#00b6bd"/>
      <style:paragraph-properties fo:margin-left="0cm" fo:margin-right="0cm" fo:text-align="center" fo:text-indent="0cm"/>
      <style:text-properties style:font-name="Liberation Sans" fo:font-size="18pt" style:letter-kerning="true" style:font-name-asian="Microsoft YaHei" style:font-size-asian="18pt" style:font-name-complex="Lucida Sans" style:font-size-complex="18pt"/>
    </style:style>
    <style:style style:name="P10" style:family="paragraph">
      <loext:graphic-properties draw:fill="solid" draw:fill-color="#fff200" draw:opacity="19%"/>
      <style:paragraph-properties fo:text-align="center"/>
    </style:style>
    <style:style style:name="T1" style:family="text">
      <style:text-properties fo:font-size="14pt"/>
    </style:style>
    <style:style style:name="T2" style:family="text">
      <style:text-properties style:font-name="Liberation Sans" fo:font-size="18pt" style:letter-kerning="true" style:font-name-asian="Microsoft YaHei" style:font-size-asian="18pt" style:font-name-complex="Lucida Sans"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custom-shape draw:style-name="gr1" draw:text-style-name="P2" xml:id="id1" draw:id="id1" draw:layer="layout" svg:width="1.2cm" svg:height="1.2cm" svg:x="5.8cm" svg:y="0.8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1.2cm" svg:height="1.2cm" svg:x="5.8cm" svg:y="2.8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 draw:id="id3" draw:layer="layout" svg:width="1.2cm" svg:height="1.2cm" svg:x="5.8cm" svg:y="4.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6.4cm" svg:y1="2cm" svg:x2="6.4cm" svg:y2="2.8cm" draw:start-shape="id1" draw:start-glue-point="8" draw:end-shape="id2" draw:end-glue-point="4" svg:d="M6400 2000v800" svg:viewBox="0 0 1 801">
          <text:p/>
        </draw:connector>
        <draw:connector draw:style-name="gr3" draw:text-style-name="P1" draw:layer="layout" svg:x1="6.4cm" svg:y1="4cm" svg:x2="6.4cm" svg:y2="4.8cm" draw:start-shape="id2" draw:start-glue-point="8" draw:end-shape="id3" draw:end-glue-point="4" svg:d="M6400 4000v800" svg:viewBox="0 0 1 801">
          <text:p/>
        </draw:connector>
        <draw:custom-shape draw:style-name="gr1" draw:text-style-name="P2" xml:id="id4" draw:id="id4" draw:layer="layout" svg:width="1.2cm" svg:height="1.2cm" svg:x="9.2cm" svg:y="0.8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1.2cm" svg:height="1.2cm" svg:x="9.2cm" svg:y="2.8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 draw:id="id6" draw:layer="layout" svg:width="1.2cm" svg:height="1.2cm" svg:x="9.2cm" svg:y="4.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9.8cm" svg:y1="2cm" svg:x2="9.8cm" svg:y2="2.8cm" draw:start-shape="id4" draw:start-glue-point="8" draw:end-shape="id5" draw:end-glue-point="4" svg:d="M9800 2000v800" svg:viewBox="0 0 1 801">
          <text:p/>
        </draw:connector>
        <draw:connector draw:style-name="gr3" draw:text-style-name="P1" draw:layer="layout" svg:x1="9.8cm" svg:y1="4cm" svg:x2="9.8cm" svg:y2="4.8cm" draw:start-shape="id5" draw:start-glue-point="8" draw:end-shape="id6" draw:end-glue-point="4" svg:d="M9800 4000v800" svg:viewBox="0 0 1 801">
          <text:p/>
        </draw:connector>
        <draw:custom-shape draw:style-name="gr1" draw:text-style-name="P2" xml:id="id7" draw:id="id7" draw:layer="layout" svg:width="1.2cm" svg:height="1.2cm" svg:x="9.2cm" svg:y="6.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9.8cm" svg:y1="6cm" svg:x2="9.8cm" svg:y2="6.8cm" draw:start-shape="id6" draw:start-glue-point="8" draw:end-shape="id7" draw:end-glue-point="4" svg:d="M9800 6000v800" svg:viewBox="0 0 1 801">
          <text:p/>
        </draw:connector>
        <draw:custom-shape draw:style-name="gr2" draw:text-style-name="P3" xml:id="id8" draw:id="id8" draw:layer="layout" svg:width="1.2cm" svg:height="1.2cm" svg:x="9.2cm" svg:y="8.8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9.8cm" svg:y1="8cm" svg:x2="9.8cm" svg:y2="8.8cm" draw:start-shape="id7" draw:start-glue-point="8" draw:end-shape="id8" draw:end-glue-point="4" svg:d="M9800 8000v800" svg:viewBox="0 0 1 801">
          <text:p/>
        </draw:connector>
        <draw:custom-shape draw:style-name="gr1" draw:text-style-name="P2" xml:id="id9" draw:id="id9" draw:layer="layout" svg:width="1.2cm" svg:height="1.2cm" svg:x="9.201cm" svg:y="0.8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 draw:id="id10" draw:layer="layout" svg:width="1.2cm" svg:height="1.2cm" svg:x="9.201cm" svg:y="2.8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1" draw:id="id11" draw:layer="layout" svg:width="1.2cm" svg:height="1.2cm" svg:x="9.201cm" svg:y="4.80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9.801cm" svg:y1="2.001cm" svg:x2="9.801cm" svg:y2="2.801cm" draw:start-shape="id9" draw:start-glue-point="8" draw:end-shape="id10" draw:end-glue-point="4" svg:d="M9801 2001v800" svg:viewBox="0 0 1 801">
          <text:p/>
        </draw:connector>
        <draw:connector draw:style-name="gr3" draw:text-style-name="P1" draw:layer="layout" svg:x1="9.801cm" svg:y1="4.001cm" svg:x2="9.801cm" svg:y2="4.801cm" draw:start-shape="id10" draw:start-glue-point="8" draw:end-shape="id11" draw:end-glue-point="4" svg:d="M9801 4001v800" svg:viewBox="0 0 1 801">
          <text:p/>
        </draw:connector>
        <draw:custom-shape draw:style-name="gr1" draw:text-style-name="P2" xml:id="id12" draw:id="id12" draw:layer="layout" svg:width="1.2cm" svg:height="1.2cm" svg:x="12.799cm" svg:y="0.8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3" draw:id="id13" draw:layer="layout" svg:width="1.2cm" svg:height="1.2cm" svg:x="12.799cm" svg:y="2.8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4" draw:id="id14" draw:layer="layout" svg:width="1.2cm" svg:height="1.2cm" svg:x="12.799cm" svg:y="4.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399cm" svg:y1="2cm" svg:x2="13.399cm" svg:y2="2.8cm" draw:start-shape="id12" draw:start-glue-point="8" draw:end-shape="id13" draw:end-glue-point="4" svg:d="M13399 2000v800" svg:viewBox="0 0 1 801">
          <text:p/>
        </draw:connector>
        <draw:connector draw:style-name="gr3" draw:text-style-name="P1" draw:layer="layout" svg:x1="13.399cm" svg:y1="4cm" svg:x2="13.399cm" svg:y2="4.8cm" draw:start-shape="id13" draw:start-glue-point="8" draw:end-shape="id14" draw:end-glue-point="4" svg:d="M13399 4000v800" svg:viewBox="0 0 1 801">
          <text:p/>
        </draw:connector>
        <draw:custom-shape draw:style-name="gr1" draw:text-style-name="P2" xml:id="id15" draw:id="id15" draw:layer="layout" svg:width="1.2cm" svg:height="1.2cm" svg:x="12.799cm" svg:y="6.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399cm" svg:y1="6cm" svg:x2="13.399cm" svg:y2="6.8cm" draw:start-shape="id14" draw:start-glue-point="8" draw:end-shape="id15" draw:end-glue-point="4" svg:d="M13399 6000v800" svg:viewBox="0 0 1 801">
          <text:p/>
        </draw:connector>
        <draw:custom-shape draw:style-name="gr2" draw:text-style-name="P3" xml:id="id16" draw:id="id16" draw:layer="layout" svg:width="1.2cm" svg:height="1.2cm" svg:x="12.799cm" svg:y="8.8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399cm" svg:y1="8cm" svg:x2="13.399cm" svg:y2="8.8cm" draw:start-shape="id15" draw:start-glue-point="8" draw:end-shape="id16" draw:end-glue-point="4" svg:d="M13399 8000v800" svg:viewBox="0 0 1 801">
          <text:p/>
        </draw:connector>
        <draw:custom-shape draw:style-name="gr1" draw:text-style-name="P2" xml:id="id17" draw:id="id17" draw:layer="layout" svg:width="1.2cm" svg:height="1.2cm" svg:x="12.8cm" svg:y="0.8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8" draw:id="id18" draw:layer="layout" svg:width="1.2cm" svg:height="1.2cm" svg:x="12.8cm" svg:y="2.8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9" draw:id="id19" draw:layer="layout" svg:width="1.2cm" svg:height="1.2cm" svg:x="12.8cm" svg:y="4.80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4cm" svg:y1="2.001cm" svg:x2="13.4cm" svg:y2="2.801cm" draw:start-shape="id17" draw:start-glue-point="8" draw:end-shape="id18" draw:end-glue-point="4" svg:d="M13400 2001v800" svg:viewBox="0 0 1 801">
          <text:p/>
        </draw:connector>
        <draw:connector draw:style-name="gr3" draw:text-style-name="P1" draw:layer="layout" svg:x1="13.4cm" svg:y1="4.001cm" svg:x2="13.4cm" svg:y2="4.801cm" draw:start-shape="id18" draw:start-glue-point="8" draw:end-shape="id19" draw:end-glue-point="4" svg:d="M13400 4001v800" svg:viewBox="0 0 1 801">
          <text:p/>
        </draw:connector>
        <draw:custom-shape draw:style-name="gr1" draw:text-style-name="P2" xml:id="id20" draw:id="id20" draw:layer="layout" svg:width="1.2cm" svg:height="1.2cm" svg:x="14.999cm" svg:y="0.799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1" draw:id="id21" draw:layer="layout" svg:width="1.2cm" svg:height="1.2cm" svg:x="14.999cm" svg:y="2.799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2" draw:id="id22" draw:layer="layout" svg:width="1.2cm" svg:height="1.2cm" svg:x="14.999cm" svg:y="4.7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5.599cm" svg:y1="1.999cm" svg:x2="15.599cm" svg:y2="2.799cm" draw:start-shape="id20" draw:start-glue-point="8" draw:end-shape="id21" draw:end-glue-point="4" svg:d="M15599 1999v800" svg:viewBox="0 0 1 801">
          <text:p/>
        </draw:connector>
        <draw:connector draw:style-name="gr3" draw:text-style-name="P1" draw:layer="layout" svg:x1="15.599cm" svg:y1="3.999cm" svg:x2="15.599cm" svg:y2="4.799cm" draw:start-shape="id21" draw:start-glue-point="8" draw:end-shape="id22" draw:end-glue-point="4" svg:d="M15599 3999v800" svg:viewBox="0 0 1 801">
          <text:p/>
        </draw:connector>
        <draw:custom-shape draw:style-name="gr1" draw:text-style-name="P2" xml:id="id23" draw:id="id23" draw:layer="layout" svg:width="1.2cm" svg:height="1.2cm" svg:x="15cm" svg:y="0.8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4" draw:id="id24" draw:layer="layout" svg:width="1.2cm" svg:height="1.2cm" svg:x="15cm" svg:y="2.8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5" draw:id="id25" draw:layer="layout" svg:width="1.2cm" svg:height="1.2cm" svg:x="15cm" svg:y="4.8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5.6cm" svg:y1="2cm" svg:x2="15.6cm" svg:y2="2.8cm" draw:start-shape="id23" draw:start-glue-point="8" draw:end-shape="id24" draw:end-glue-point="4" svg:d="M15600 2000v800" svg:viewBox="0 0 1 801">
          <text:p/>
        </draw:connector>
        <draw:connector draw:style-name="gr3" draw:text-style-name="P1" draw:layer="layout" svg:x1="15.6cm" svg:y1="4cm" svg:x2="15.6cm" svg:y2="4.8cm" draw:start-shape="id24" draw:start-glue-point="8" draw:end-shape="id25" draw:end-glue-point="4" svg:d="M15600 4000v800" svg:viewBox="0 0 1 801">
          <text:p/>
        </draw:connector>
        <draw:custom-shape draw:style-name="gr1" draw:text-style-name="P2" xml:id="id26" draw:id="id26" draw:layer="layout" svg:width="1.2cm" svg:height="1.2cm" svg:x="20.4cm" svg:y="0.8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7" draw:id="id27" draw:layer="layout" svg:width="1.2cm" svg:height="1.2cm" svg:x="20.4cm" svg:y="2.8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8" draw:id="id28" draw:layer="layout" svg:width="1.2cm" svg:height="1.2cm" svg:x="21.199cm" svg:y="4.80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1cm" svg:y1="2cm" svg:x2="21cm" svg:y2="2.8cm" draw:start-shape="id26" draw:start-glue-point="8" draw:end-shape="id27" draw:end-glue-point="4" svg:d="M21000 2000v800" svg:viewBox="0 0 1 801">
          <text:p/>
        </draw:connector>
        <draw:custom-shape draw:style-name="gr1" draw:text-style-name="P2" xml:id="id29" draw:id="id29" draw:layer="layout" svg:width="1.2cm" svg:height="1.2cm" svg:x="21.199cm" svg:y="6.80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1.799cm" svg:y1="6.001cm" svg:x2="21.799cm" svg:y2="6.801cm" draw:start-shape="id28" draw:start-glue-point="8" draw:end-shape="id29" draw:end-glue-point="4" svg:d="M21799 6001v800" svg:viewBox="0 0 1 801">
          <text:p/>
        </draw:connector>
        <draw:custom-shape draw:style-name="gr2" draw:text-style-name="P3" xml:id="id30" draw:id="id30" draw:layer="layout" svg:width="1.2cm" svg:height="1.2cm" svg:x="21.199cm" svg:y="8.801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1.799cm" svg:y1="8.001cm" svg:x2="21.799cm" svg:y2="8.801cm" draw:start-shape="id29" draw:start-glue-point="8" draw:end-shape="id30" draw:end-glue-point="4" svg:d="M21799 8001v800" svg:viewBox="0 0 1 801">
          <text:p/>
        </draw:connector>
        <draw:custom-shape draw:style-name="gr1" draw:text-style-name="P2" xml:id="id31" draw:id="id31" draw:layer="layout" svg:width="1.2cm" svg:height="1.2cm" svg:x="20.401cm" svg:y="0.8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2" draw:id="id32" draw:layer="layout" svg:width="1.2cm" svg:height="1.2cm" svg:x="20.401cm" svg:y="2.8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5" draw:id="id45" draw:layer="layout" svg:width="1.2cm" svg:height="1.2cm" svg:x="21.2cm" svg:y="4.8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1.001cm" svg:y1="2.001cm" svg:x2="21.001cm" svg:y2="2.801cm" draw:start-shape="id31" draw:start-glue-point="8" draw:end-shape="id32" draw:end-glue-point="4" svg:d="M21001 2001v800" svg:viewBox="0 0 1 801">
          <text:p/>
        </draw:connector>
        <draw:custom-shape draw:style-name="gr1" draw:text-style-name="P2" xml:id="id33" draw:id="id33" draw:layer="layout" svg:width="1.2cm" svg:height="1.2cm" svg:x="22.6cm" svg:y="0.799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4" draw:id="id34" draw:layer="layout" svg:width="1.2cm" svg:height="1.2cm" svg:x="22.6cm" svg:y="2.799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5" draw:id="id35" draw:layer="layout" svg:width="1.2cm" svg:height="1.2cm" svg:x="22.6cm" svg:y="4.7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3.2cm" svg:y1="1.999cm" svg:x2="23.2cm" svg:y2="2.799cm" draw:start-shape="id33" draw:start-glue-point="8" draw:end-shape="id34" draw:end-glue-point="4" svg:d="M23200 1999v800" svg:viewBox="0 0 1 801">
          <text:p/>
        </draw:connector>
        <draw:connector draw:style-name="gr3" draw:text-style-name="P1" draw:layer="layout" svg:x1="23.2cm" svg:y1="3.999cm" svg:x2="23.2cm" svg:y2="4.799cm" draw:start-shape="id34" draw:start-glue-point="8" draw:end-shape="id35" draw:end-glue-point="4" svg:d="M23200 3999v800" svg:viewBox="0 0 1 801">
          <text:p/>
        </draw:connector>
        <draw:custom-shape draw:style-name="gr1" draw:text-style-name="P2" xml:id="id36" draw:id="id36" draw:layer="layout" svg:width="1.2cm" svg:height="1.2cm" svg:x="22.601cm" svg:y="0.8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7" draw:id="id37" draw:layer="layout" svg:width="1.2cm" svg:height="1.2cm" svg:x="22.601cm" svg:y="2.8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8" draw:id="id38" draw:layer="layout" svg:width="1.2cm" svg:height="1.2cm" svg:x="22.601cm" svg:y="4.8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3.201cm" svg:y1="2cm" svg:x2="23.201cm" svg:y2="2.8cm" draw:start-shape="id36" draw:start-glue-point="8" draw:end-shape="id37" draw:end-glue-point="4" svg:d="M23201 2000v800" svg:viewBox="0 0 1 801">
          <text:p/>
        </draw:connector>
        <draw:connector draw:style-name="gr3" draw:text-style-name="P1" draw:layer="layout" svg:x1="23.201cm" svg:y1="4cm" svg:x2="23.201cm" svg:y2="4.8cm" draw:start-shape="id37" draw:start-glue-point="8" draw:end-shape="id38" draw:end-glue-point="4" svg:d="M23201 4000v800" svg:viewBox="0 0 1 801">
          <text:p/>
        </draw:connector>
        <draw:custom-shape draw:style-name="gr1" draw:text-style-name="P2" xml:id="id39" draw:id="id39" draw:layer="layout" svg:width="1.2cm" svg:height="1.2cm" svg:x="19.598cm" svg:y="4.8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0" draw:id="id40" draw:layer="layout" svg:width="1.2cm" svg:height="1.2cm" svg:x="19.598cm" svg:y="6.8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1" draw:id="id41" draw:layer="layout" svg:width="1.2cm" svg:height="1.2cm" svg:x="19.598cm" svg:y="8.80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0.198cm" svg:y1="6.001cm" svg:x2="20.198cm" svg:y2="6.801cm" draw:start-shape="id39" draw:start-glue-point="8" draw:end-shape="id40" draw:end-glue-point="4" svg:d="M20198 6001v800" svg:viewBox="0 0 1 801">
          <text:p/>
        </draw:connector>
        <draw:connector draw:style-name="gr3" draw:text-style-name="P1" draw:layer="layout" svg:x1="20.198cm" svg:y1="8.001cm" svg:x2="20.198cm" svg:y2="8.801cm" draw:start-shape="id40" draw:start-glue-point="8" draw:end-shape="id41" draw:end-glue-point="4" svg:d="M20198 8001v800" svg:viewBox="0 0 1 801">
          <text:p/>
        </draw:connector>
        <draw:custom-shape draw:style-name="gr1" draw:text-style-name="P2" xml:id="id42" draw:id="id42" draw:layer="layout" svg:width="1.2cm" svg:height="1.2cm" svg:x="19.599cm" svg:y="4.802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3" draw:id="id43" draw:layer="layout" svg:width="1.2cm" svg:height="1.2cm" svg:x="19.599cm" svg:y="6.802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4" draw:id="id44" draw:layer="layout" svg:width="1.2cm" svg:height="1.2cm" svg:x="19.599cm" svg:y="8.802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0.199cm" svg:y1="6.002cm" svg:x2="20.199cm" svg:y2="6.802cm" draw:start-shape="id42" draw:start-glue-point="8" draw:end-shape="id43" draw:end-glue-point="4" svg:d="M20199 6002v800" svg:viewBox="0 0 1 801">
          <text:p/>
        </draw:connector>
        <draw:connector draw:style-name="gr3" draw:text-style-name="P1" draw:layer="layout" svg:x1="20.199cm" svg:y1="8.002cm" svg:x2="20.199cm" svg:y2="8.802cm" draw:start-shape="id43" draw:start-glue-point="8" draw:end-shape="id44" draw:end-glue-point="4" svg:d="M20199 8002v800" svg:viewBox="0 0 1 801">
          <text:p/>
        </draw:connector>
        <draw:connector draw:style-name="gr4" draw:text-style-name="P4" draw:layer="layout" draw:type="line" svg:x1="20.576cm" svg:y1="3.826cm" svg:x2="20.199cm" svg:y2="4.802cm" draw:start-shape="id32" draw:start-glue-point="7" draw:end-shape="id42" draw:end-glue-point="4" svg:d="M20576 3826l-377 976" svg:viewBox="0 0 378 977">
          <text:p/>
        </draw:connector>
        <draw:connector draw:style-name="gr4" draw:text-style-name="P4" draw:layer="layout" draw:type="line" svg:x1="21.426cm" svg:y1="3.826cm" svg:x2="21.8cm" svg:y2="4.802cm" draw:start-shape="id32" draw:start-glue-point="9" draw:end-shape="id45" draw:end-glue-point="4" svg:d="M21426 3826l374 976" svg:viewBox="0 0 375 977">
          <text:p/>
        </draw:connector>
        <presentation:notes draw:style-name="dp2">
          <draw:page-thumbnail draw:style-name="gr5"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0">
        <draw:custom-shape draw:style-name="gr1" draw:text-style-name="P2" xml:id="id46" draw:id="id46" draw:layer="layout" svg:width="1.2cm" svg:height="1.2cm" svg:x="12.799cm" svg:y="4.0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7" draw:id="id47" draw:layer="layout" svg:width="1.2cm" svg:height="1.2cm" svg:x="12.799cm" svg:y="6.0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48" draw:id="id48" draw:layer="layout" svg:width="1.2cm" svg:height="1.2cm" svg:x="13.598cm" svg:y="8.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399cm" svg:y1="5.201cm" svg:x2="13.399cm" svg:y2="6.001cm" draw:start-shape="id46" draw:start-glue-point="8" draw:end-shape="id47" draw:end-glue-point="4" svg:d="M13399 5201v800" svg:viewBox="0 0 1 801">
          <text:p/>
        </draw:connector>
        <draw:custom-shape draw:style-name="gr1" draw:text-style-name="P2" xml:id="id49" draw:id="id49" draw:layer="layout" svg:width="1.2cm" svg:height="1.2cm" svg:x="13.598cm" svg:y="10.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198cm" svg:y1="9.202cm" svg:x2="14.198cm" svg:y2="10.002cm" draw:start-shape="id48" draw:start-glue-point="8" draw:end-shape="id49" draw:end-glue-point="4" svg:d="M14198 9202v800" svg:viewBox="0 0 1 801">
          <text:p/>
        </draw:connector>
        <draw:custom-shape draw:style-name="gr2" draw:text-style-name="P3" xml:id="id50" draw:id="id50" draw:layer="layout" svg:width="1.2cm" svg:height="1.2cm" svg:x="13.598cm" svg:y="12.002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198cm" svg:y1="11.202cm" svg:x2="14.198cm" svg:y2="12.002cm" draw:start-shape="id49" draw:start-glue-point="8" draw:end-shape="id50" draw:end-glue-point="4" svg:d="M14198 11202v800" svg:viewBox="0 0 1 801">
          <text:p/>
        </draw:connector>
        <draw:custom-shape draw:style-name="gr1" draw:text-style-name="P2" xml:id="id51" draw:id="id51" draw:layer="layout" svg:width="1.2cm" svg:height="1.2cm" svg:x="12.8cm" svg:y="4.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2" draw:id="id52" draw:layer="layout" svg:width="1.2cm" svg:height="1.2cm" svg:x="12.8cm" svg:y="6.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5" draw:id="id65" draw:layer="layout" svg:width="1.2cm" svg:height="1.2cm" svg:x="13.599cm" svg:y="8.003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4cm" svg:y1="5.202cm" svg:x2="13.4cm" svg:y2="6.002cm" draw:start-shape="id51" draw:start-glue-point="8" draw:end-shape="id52" draw:end-glue-point="4" svg:d="M13400 5202v800" svg:viewBox="0 0 1 801">
          <text:p/>
        </draw:connector>
        <draw:custom-shape draw:style-name="gr1" draw:text-style-name="P2" xml:id="id53" draw:id="id53" draw:layer="layout" svg:width="1.2cm" svg:height="1.2cm" svg:x="14.999cm" svg:y="4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4" draw:id="id54" draw:layer="layout" svg:width="1.2cm" svg:height="1.2cm" svg:x="14.999cm" svg:y="6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55" draw:id="id55" draw:layer="layout" svg:width="1.2cm" svg:height="1.2cm" svg:x="14.999cm" svg:y="8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5.599cm" svg:y1="5.2cm" svg:x2="15.599cm" svg:y2="6cm" draw:start-shape="id53" draw:start-glue-point="8" draw:end-shape="id54" draw:end-glue-point="4" svg:d="M15599 5200v800" svg:viewBox="0 0 1 801">
          <text:p/>
        </draw:connector>
        <draw:connector draw:style-name="gr3" draw:text-style-name="P1" draw:layer="layout" svg:x1="15.599cm" svg:y1="7.2cm" svg:x2="15.599cm" svg:y2="8cm" draw:start-shape="id54" draw:start-glue-point="8" draw:end-shape="id55" draw:end-glue-point="4" svg:d="M15599 7200v800" svg:viewBox="0 0 1 801">
          <text:p/>
        </draw:connector>
        <draw:custom-shape draw:style-name="gr1" draw:text-style-name="P2" xml:id="id56" draw:id="id56" draw:layer="layout" svg:width="1.2cm" svg:height="1.2cm" svg:x="15cm" svg:y="4.001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7" draw:id="id57" draw:layer="layout" svg:width="1.2cm" svg:height="1.2cm" svg:x="15cm" svg:y="6.001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58" draw:id="id58" draw:layer="layout" svg:width="1.2cm" svg:height="1.2cm" svg:x="15cm" svg:y="8.001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5.6cm" svg:y1="5.201cm" svg:x2="15.6cm" svg:y2="6.001cm" draw:start-shape="id56" draw:start-glue-point="8" draw:end-shape="id57" draw:end-glue-point="4" svg:d="M15600 5201v800" svg:viewBox="0 0 1 801">
          <text:p/>
        </draw:connector>
        <draw:connector draw:style-name="gr3" draw:text-style-name="P1" draw:layer="layout" svg:x1="15.6cm" svg:y1="7.201cm" svg:x2="15.6cm" svg:y2="8.001cm" draw:start-shape="id57" draw:start-glue-point="8" draw:end-shape="id58" draw:end-glue-point="4" svg:d="M15600 7201v800" svg:viewBox="0 0 1 801">
          <text:p/>
        </draw:connector>
        <draw:custom-shape draw:style-name="gr1" draw:text-style-name="P2" xml:id="id59" draw:id="id59" draw:layer="layout" svg:width="1.2cm" svg:height="1.2cm" svg:x="11.997cm" svg:y="8.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0" draw:id="id60" draw:layer="layout" svg:width="1.2cm" svg:height="1.2cm" svg:x="11.997cm" svg:y="10.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1" draw:id="id61" draw:layer="layout" svg:width="1.2cm" svg:height="1.2cm" svg:x="11.997cm" svg:y="12.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2.597cm" svg:y1="9.202cm" svg:x2="12.597cm" svg:y2="10.002cm" draw:start-shape="id59" draw:start-glue-point="8" draw:end-shape="id60" draw:end-glue-point="4" svg:d="M12597 9202v800" svg:viewBox="0 0 1 801">
          <text:p/>
        </draw:connector>
        <draw:connector draw:style-name="gr3" draw:text-style-name="P1" draw:layer="layout" svg:x1="12.597cm" svg:y1="11.202cm" svg:x2="12.597cm" svg:y2="12.002cm" draw:start-shape="id60" draw:start-glue-point="8" draw:end-shape="id61" draw:end-glue-point="4" svg:d="M12597 11202v800" svg:viewBox="0 0 1 801">
          <text:p/>
        </draw:connector>
        <draw:custom-shape draw:style-name="gr1" draw:text-style-name="P2" xml:id="id62" draw:id="id62" draw:layer="layout" svg:width="1.2cm" svg:height="1.2cm" svg:x="11.998cm" svg:y="8.003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3" draw:id="id63" draw:layer="layout" svg:width="1.2cm" svg:height="1.2cm" svg:x="11.998cm" svg:y="10.003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4" draw:id="id64" draw:layer="layout" svg:width="1.2cm" svg:height="1.2cm" svg:x="11.998cm" svg:y="12.003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2.598cm" svg:y1="9.203cm" svg:x2="12.598cm" svg:y2="10.003cm" draw:start-shape="id62" draw:start-glue-point="8" draw:end-shape="id63" draw:end-glue-point="4" svg:d="M12598 9203v800" svg:viewBox="0 0 1 801">
          <text:p/>
        </draw:connector>
        <draw:connector draw:style-name="gr3" draw:text-style-name="P1" draw:layer="layout" svg:x1="12.598cm" svg:y1="11.203cm" svg:x2="12.598cm" svg:y2="12.003cm" draw:start-shape="id63" draw:start-glue-point="8" draw:end-shape="id64" draw:end-glue-point="4" svg:d="M12598 11203v800" svg:viewBox="0 0 1 801">
          <text:p/>
        </draw:connector>
        <draw:connector draw:style-name="gr4" draw:text-style-name="P4" draw:layer="layout" draw:type="line" svg:x1="12.975cm" svg:y1="7.027cm" svg:x2="12.598cm" svg:y2="8.003cm" draw:start-shape="id52" draw:start-glue-point="7" draw:end-shape="id62" draw:end-glue-point="4" svg:d="M12975 7027l-377 976" svg:viewBox="0 0 378 977">
          <text:p/>
        </draw:connector>
        <draw:connector draw:style-name="gr4" draw:text-style-name="P4" draw:layer="layout" draw:type="line" svg:x1="13.825cm" svg:y1="7.027cm" svg:x2="14.199cm" svg:y2="8.003cm" draw:start-shape="id52" draw:start-glue-point="9" draw:end-shape="id65" draw:end-glue-point="4" svg:d="M13825 7027l374 976" svg:viewBox="0 0 375 977">
          <text:p/>
        </draw:connector>
        <draw:custom-shape draw:style-name="gr6" draw:text-style-name="P4" draw:layer="layout" svg:width="9.2cm" svg:height="2.2cm" svg:x="7.4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6" draw:layer="layout" svg:width="3cm" svg:height="0.806cm" svg:x="7.6cm" svg:y="4.794cm">
          <draw:text-box>
            <text:p><text:span text:style-name="T1">rootNodes</text:span></text:p>
          </draw:text-box>
        </draw:frame>
        <presentation:notes draw:style-name="dp2">
          <draw:page-thumbnail draw:style-name="gr5"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0">
        <draw:custom-shape draw:style-name="gr1" draw:text-style-name="P2" xml:id="id66" draw:id="id66" draw:layer="layout" svg:width="1.2cm" svg:height="1.2cm" svg:x="12.799cm" svg:y="4.0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7" draw:id="id67" draw:layer="layout" svg:width="1.2cm" svg:height="1.2cm" svg:x="12.799cm" svg:y="6.0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68" draw:id="id68" draw:layer="layout" svg:width="1.2cm" svg:height="1.2cm" svg:x="13.598cm" svg:y="8.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399cm" svg:y1="5.201cm" svg:x2="13.399cm" svg:y2="6.001cm" draw:start-shape="id66" draw:start-glue-point="8" draw:end-shape="id67" draw:end-glue-point="4" svg:d="M13399 5201v800" svg:viewBox="0 0 1 801">
          <text:p/>
        </draw:connector>
        <draw:custom-shape draw:style-name="gr1" draw:text-style-name="P2" xml:id="id69" draw:id="id69" draw:layer="layout" svg:width="1.2cm" svg:height="1.2cm" svg:x="13.598cm" svg:y="10.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198cm" svg:y1="9.202cm" svg:x2="14.198cm" svg:y2="10.002cm" draw:start-shape="id68" draw:start-glue-point="8" draw:end-shape="id69" draw:end-glue-point="4" svg:d="M14198 9202v800" svg:viewBox="0 0 1 801">
          <text:p/>
        </draw:connector>
        <draw:custom-shape draw:style-name="gr2" draw:text-style-name="P3" xml:id="id70" draw:id="id70" draw:layer="layout" svg:width="1.2cm" svg:height="1.2cm" svg:x="13.598cm" svg:y="12.002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198cm" svg:y1="11.202cm" svg:x2="14.198cm" svg:y2="12.002cm" draw:start-shape="id69" draw:start-glue-point="8" draw:end-shape="id70" draw:end-glue-point="4" svg:d="M14198 11202v800" svg:viewBox="0 0 1 801">
          <text:p/>
        </draw:connector>
        <draw:custom-shape draw:style-name="gr1" draw:text-style-name="P2" xml:id="id71" draw:id="id71" draw:layer="layout" svg:width="1.2cm" svg:height="1.2cm" svg:x="12.8cm" svg:y="4.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72" draw:id="id72" draw:layer="layout" svg:width="1.2cm" svg:height="1.2cm" svg:x="12.8cm" svg:y="6.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85" draw:id="id85" draw:layer="layout" svg:width="1.2cm" svg:height="1.2cm" svg:x="13.599cm" svg:y="8.003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4cm" svg:y1="5.202cm" svg:x2="13.4cm" svg:y2="6.002cm" draw:start-shape="id71" draw:start-glue-point="8" draw:end-shape="id72" draw:end-glue-point="4" svg:d="M13400 5202v800" svg:viewBox="0 0 1 801">
          <text:p/>
        </draw:connector>
        <draw:custom-shape draw:style-name="gr1" draw:text-style-name="P2" xml:id="id73" draw:id="id73" draw:layer="layout" svg:width="1.2cm" svg:height="1.2cm" svg:x="17.599cm" svg:y="4.199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74" draw:id="id74" draw:layer="layout" svg:width="1.2cm" svg:height="1.2cm" svg:x="17.599cm" svg:y="6.199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75" draw:id="id75" draw:layer="layout" svg:width="1.2cm" svg:height="1.2cm" svg:x="17.599cm" svg:y="8.1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8.199cm" svg:y1="5.399cm" svg:x2="18.199cm" svg:y2="6.199cm" draw:start-shape="id73" draw:start-glue-point="8" draw:end-shape="id74" draw:end-glue-point="4" svg:d="M18199 5399v800" svg:viewBox="0 0 1 801">
          <text:p/>
        </draw:connector>
        <draw:connector draw:style-name="gr3" draw:text-style-name="P1" draw:layer="layout" svg:x1="18.199cm" svg:y1="7.399cm" svg:x2="18.199cm" svg:y2="8.199cm" draw:start-shape="id74" draw:start-glue-point="8" draw:end-shape="id75" draw:end-glue-point="4" svg:d="M18199 7399v800" svg:viewBox="0 0 1 801">
          <text:p/>
        </draw:connector>
        <draw:custom-shape draw:style-name="gr1" draw:text-style-name="P2" xml:id="id76" draw:id="id76" draw:layer="layout" svg:width="1.2cm" svg:height="1.2cm" svg:x="17.6cm" svg:y="4.2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77" draw:id="id77" draw:layer="layout" svg:width="1.2cm" svg:height="1.2cm" svg:x="17.6cm" svg:y="6.2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78" draw:id="id78" draw:layer="layout" svg:width="1.2cm" svg:height="1.2cm" svg:x="17.6cm" svg:y="8.2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8.2cm" svg:y1="5.4cm" svg:x2="18.2cm" svg:y2="6.2cm" draw:start-shape="id76" draw:start-glue-point="8" draw:end-shape="id77" draw:end-glue-point="4" svg:d="M18200 5400v800" svg:viewBox="0 0 1 801">
          <text:p/>
        </draw:connector>
        <draw:connector draw:style-name="gr3" draw:text-style-name="P1" draw:layer="layout" svg:x1="18.2cm" svg:y1="7.4cm" svg:x2="18.2cm" svg:y2="8.2cm" draw:start-shape="id77" draw:start-glue-point="8" draw:end-shape="id78" draw:end-glue-point="4" svg:d="M18200 7400v800" svg:viewBox="0 0 1 801">
          <text:p/>
        </draw:connector>
        <draw:custom-shape draw:style-name="gr1" draw:text-style-name="P2" xml:id="id79" draw:id="id79" draw:layer="layout" svg:width="1.2cm" svg:height="1.2cm" svg:x="11.997cm" svg:y="8.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0" draw:id="id80" draw:layer="layout" svg:width="1.2cm" svg:height="1.2cm" svg:x="11.997cm" svg:y="10.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81" draw:id="id81" draw:layer="layout" svg:width="1.2cm" svg:height="1.2cm" svg:x="11.997cm" svg:y="12.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2.597cm" svg:y1="9.202cm" svg:x2="12.597cm" svg:y2="10.002cm" draw:start-shape="id79" draw:start-glue-point="8" draw:end-shape="id80" draw:end-glue-point="4" svg:d="M12597 9202v800" svg:viewBox="0 0 1 801">
          <text:p/>
        </draw:connector>
        <draw:connector draw:style-name="gr3" draw:text-style-name="P1" draw:layer="layout" svg:x1="12.597cm" svg:y1="11.202cm" svg:x2="12.597cm" svg:y2="12.002cm" draw:start-shape="id80" draw:start-glue-point="8" draw:end-shape="id81" draw:end-glue-point="4" svg:d="M12597 11202v800" svg:viewBox="0 0 1 801">
          <text:p/>
        </draw:connector>
        <draw:custom-shape draw:style-name="gr1" draw:text-style-name="P2" xml:id="id82" draw:id="id82" draw:layer="layout" svg:width="1.2cm" svg:height="1.2cm" svg:x="11.998cm" svg:y="8.003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3" draw:id="id83" draw:layer="layout" svg:width="1.2cm" svg:height="1.2cm" svg:x="11.998cm" svg:y="10.003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84" draw:id="id84" draw:layer="layout" svg:width="1.2cm" svg:height="1.2cm" svg:x="11.998cm" svg:y="12.003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2.598cm" svg:y1="9.203cm" svg:x2="12.598cm" svg:y2="10.003cm" draw:start-shape="id82" draw:start-glue-point="8" draw:end-shape="id83" draw:end-glue-point="4" svg:d="M12598 9203v800" svg:viewBox="0 0 1 801">
          <text:p/>
        </draw:connector>
        <draw:connector draw:style-name="gr3" draw:text-style-name="P1" draw:layer="layout" svg:x1="12.598cm" svg:y1="11.203cm" svg:x2="12.598cm" svg:y2="12.003cm" draw:start-shape="id83" draw:start-glue-point="8" draw:end-shape="id84" draw:end-glue-point="4" svg:d="M12598 11203v800" svg:viewBox="0 0 1 801">
          <text:p/>
        </draw:connector>
        <draw:connector draw:style-name="gr4" draw:text-style-name="P4" draw:layer="layout" draw:type="line" svg:x1="12.975cm" svg:y1="7.027cm" svg:x2="12.598cm" svg:y2="8.003cm" draw:start-shape="id72" draw:start-glue-point="7" draw:end-shape="id82" draw:end-glue-point="4" svg:d="M12975 7027l-377 976" svg:viewBox="0 0 378 977">
          <text:p/>
        </draw:connector>
        <draw:connector draw:style-name="gr4" draw:text-style-name="P4" draw:layer="layout" draw:type="line" svg:x1="13.825cm" svg:y1="7.027cm" svg:x2="14.199cm" svg:y2="8.003cm" draw:start-shape="id72" draw:start-glue-point="9" draw:end-shape="id85" draw:end-glue-point="4" svg:d="M13825 7027l374 976" svg:viewBox="0 0 375 977">
          <text:p/>
        </draw:connector>
        <draw:custom-shape draw:style-name="gr8" draw:text-style-name="P4" draw:layer="layout" svg:width="18.8cm" svg:height="2.2cm" svg:x="3.8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6" draw:layer="layout" svg:width="3cm" svg:height="0.806cm" svg:x="4cm" svg:y="2.194cm">
          <draw:text-box>
            <text:p><text:span text:style-name="T1">allNodes</text:span></text:p>
          </draw:text-box>
        </draw:frame>
        <draw:custom-shape draw:style-name="gr1" draw:text-style-name="P2" xml:id="id90" draw:id="id90" draw:layer="layout" svg:width="1.2cm" svg:height="1.2cm" svg:x="12.8cm" svg:y="1.4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3" draw:id="id93" draw:layer="layout" svg:width="1.2cm" svg:height="1.2cm" svg:x="17.6cm" svg:y="1.4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4" draw:id="id94" draw:layer="layout" svg:width="1.2cm" svg:height="1.2cm" svg:x="19.2cm" svg:y="1.4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5" draw:id="id95" draw:layer="layout" svg:width="1.2cm" svg:height="1.2cm" svg:x="20.8cm" svg:y="1.4cm">
          <text:p text:style-name="P1"><text:span text:style-name="T2">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9" draw:id="id89" draw:layer="layout" svg:width="1.2cm" svg:height="1.2cm" svg:x="11.2cm" svg:y="1.4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8" draw:id="id88" draw:layer="layout" svg:width="1.2cm" svg:height="1.2cm" svg:x="9.6cm" svg:y="1.4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7" draw:id="id87" draw:layer="layout" svg:width="1.2cm" svg:height="1.2cm" svg:x="8cm" svg:y="1.4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86" draw:id="id86" draw:layer="layout" svg:width="1.2cm" svg:height="1.2cm" svg:x="6.4cm" svg:y="1.4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2" draw:id="id92" draw:layer="layout" svg:width="1.2cm" svg:height="1.2cm" svg:x="16cm" svg:y="1.4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1" draw:id="id91" draw:layer="layout" svg:width="1.2cm" svg:height="1.2cm" svg:x="14.4cm" svg:y="1.4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7cm" svg:y1="2.6cm" svg:x2="11.998cm" svg:y2="12.603cm" draw:start-shape="id86" draw:start-glue-point="8" draw:end-shape="id84" draw:end-glue-point="6" svg:d="M7000 2600v10003h4998" svg:viewBox="0 0 4999 10004">
          <text:p/>
        </draw:connector>
        <draw:connector draw:style-name="gr3" draw:text-style-name="P1" draw:layer="layout" svg:x1="8.6cm" svg:y1="2.6cm" svg:x2="11.998cm" svg:y2="10.603cm" draw:start-shape="id87" draw:start-glue-point="8" draw:end-shape="id83" draw:end-glue-point="6" svg:d="M8600 2600v8003h3398" svg:viewBox="0 0 3399 8004">
          <text:p/>
        </draw:connector>
        <draw:connector draw:style-name="gr3" draw:text-style-name="P1" draw:layer="layout" svg:x1="10.2cm" svg:y1="2.6cm" svg:x2="11.998cm" svg:y2="8.603cm" draw:start-shape="id88" draw:start-glue-point="8" draw:end-shape="id82" draw:end-glue-point="6" svg:d="M10200 2600v6003h1798" svg:viewBox="0 0 1799 6004">
          <text:p/>
        </draw:connector>
        <draw:connector draw:style-name="gr3" draw:text-style-name="P1" draw:layer="layout" svg:x1="11.8cm" svg:y1="2.6cm" svg:x2="12.8cm" svg:y2="6.602cm" draw:start-shape="id89" draw:start-glue-point="8" draw:end-shape="id72" draw:end-glue-point="6" svg:d="M11800 2600v4002h1000" svg:viewBox="0 0 1001 4003">
          <text:p/>
        </draw:connector>
        <draw:connector draw:style-name="gr3" draw:text-style-name="P1" draw:layer="layout" svg:x1="13.4cm" svg:y1="2.6cm" svg:x2="13.4cm" svg:y2="4.002cm" draw:start-shape="id90" draw:start-glue-point="8" draw:end-shape="id71" draw:end-glue-point="4" svg:d="M13400 2600v1402" svg:viewBox="0 0 1 1403">
          <text:p/>
        </draw:connector>
        <draw:connector draw:style-name="gr3" draw:text-style-name="P1" draw:layer="layout" svg:x1="14.575cm" svg:y1="2.425cm" svg:x2="14.799cm" svg:y2="8.603cm" draw:start-shape="id91" draw:start-glue-point="7" draw:end-shape="id85" draw:end-glue-point="10" svg:d="M14575 2425v2877h726v3301h-502" svg:viewBox="0 0 727 6179">
          <text:p/>
        </draw:connector>
        <draw:connector draw:style-name="gr3" draw:text-style-name="P1" draw:layer="layout" svg:x1="15.425cm" svg:y1="2.425cm" svg:x2="14.798cm" svg:y2="10.602cm" draw:start-shape="id91" draw:start-glue-point="9" draw:end-shape="id69" draw:end-glue-point="10" svg:d="M15425 2425v8177h-627" svg:viewBox="0 0 628 8178">
          <text:p/>
        </draw:connector>
        <draw:connector draw:style-name="gr3" draw:text-style-name="P1" draw:layer="layout" svg:x1="16.6cm" svg:y1="2.6cm" svg:x2="14.798cm" svg:y2="12.602cm" draw:start-shape="id92" draw:start-glue-point="8" draw:end-shape="id70" draw:end-glue-point="10" svg:d="M16600 2600v10002h-1802" svg:viewBox="0 0 1803 10003">
          <text:p/>
        </draw:connector>
        <draw:connector draw:style-name="gr3" draw:text-style-name="P1" draw:layer="layout" svg:x1="18.2cm" svg:y1="2.6cm" svg:x2="18.2cm" svg:y2="4.2cm" draw:start-shape="id93" draw:start-glue-point="8" draw:end-shape="id76" draw:end-glue-point="4" svg:d="M18200 2600v1600" svg:viewBox="0 0 1 1601">
          <text:p/>
        </draw:connector>
        <draw:connector draw:style-name="gr3" draw:text-style-name="P1" draw:layer="layout" svg:x1="19.8cm" svg:y1="2.6cm" svg:x2="18.8cm" svg:y2="6.8cm" draw:start-shape="id94" draw:start-glue-point="8" draw:end-shape="id77" draw:end-glue-point="10" svg:d="M19800 2600v4200h-1000" svg:viewBox="0 0 1001 4201">
          <text:p/>
        </draw:connector>
        <draw:connector draw:style-name="gr3" draw:text-style-name="P1" draw:layer="layout" svg:x1="21.4cm" svg:y1="2.6cm" svg:x2="18.8cm" svg:y2="8.8cm" draw:start-shape="id95" draw:start-glue-point="8" draw:end-shape="id78" draw:end-glue-point="10" svg:d="M21400 2600v6200h-2600" svg:viewBox="0 0 2601 6201">
          <text:p/>
        </draw:connector>
        <presentation:notes draw:style-name="dp2">
          <draw:page-thumbnail draw:style-name="gr5"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custom-shape draw:style-name="gr1" draw:text-style-name="P2" xml:id="id96" draw:id="id96" draw:layer="layout" svg:width="1.2cm" svg:height="1.2cm" svg:x="6.002cm" svg:y="1.098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7" draw:id="id97" draw:layer="layout" svg:width="1.2cm" svg:height="1.2cm" svg:x="6.002cm" svg:y="3.098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98" draw:id="id98" draw:layer="layout" svg:width="1.2cm" svg:height="1.2cm" svg:x="6.801cm" svg:y="5.0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6.602cm" svg:y1="2.298cm" svg:x2="6.602cm" svg:y2="3.098cm" draw:start-shape="id96" draw:start-glue-point="8" draw:end-shape="id97" draw:end-glue-point="4" svg:d="M6602 2298v800" svg:viewBox="0 0 1 801">
          <text:p/>
        </draw:connector>
        <draw:custom-shape draw:style-name="gr1" draw:text-style-name="P2" xml:id="id99" draw:id="id99" draw:layer="layout" svg:width="1.2cm" svg:height="1.2cm" svg:x="7.6cm" svg:y="7.0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7.401cm" svg:y1="6.299cm" svg:x2="8.2cm" svg:y2="7.099cm" draw:start-shape="id98" draw:start-glue-point="8" draw:end-shape="id99" draw:end-glue-point="4" svg:d="M7401 6299v401h799v399" svg:viewBox="0 0 800 801">
          <text:p/>
        </draw:connector>
        <draw:custom-shape draw:style-name="gr2" draw:text-style-name="P3" xml:id="id118" draw:id="id118" draw:layer="layout" svg:width="1.2cm" svg:height="1.2cm" svg:x="6.801cm" svg:y="9.099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0" draw:id="id100" draw:layer="layout" svg:width="1.2cm" svg:height="1.2cm" svg:x="6.003cm" svg:y="1.099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1" draw:id="id101" draw:layer="layout" svg:width="1.2cm" svg:height="1.2cm" svg:x="6.003cm" svg:y="3.099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14" draw:id="id114" draw:layer="layout" svg:width="1.2cm" svg:height="1.2cm" svg:x="6.802cm" svg:y="5.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6.603cm" svg:y1="2.299cm" svg:x2="6.603cm" svg:y2="3.099cm" draw:start-shape="id100" draw:start-glue-point="8" draw:end-shape="id101" draw:end-glue-point="4" svg:d="M6603 2299v800" svg:viewBox="0 0 1 801">
          <text:p/>
        </draw:connector>
        <draw:custom-shape draw:style-name="gr1" draw:text-style-name="P2" xml:id="id102" draw:id="id102" draw:layer="layout" svg:width="1.2cm" svg:height="1.2cm" svg:x="8.202cm" svg:y="1.097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3" draw:id="id103" draw:layer="layout" svg:width="1.2cm" svg:height="1.2cm" svg:x="8.202cm" svg:y="3.097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04" draw:id="id104" draw:layer="layout" svg:width="1.2cm" svg:height="1.2cm" svg:x="8.202cm" svg:y="5.097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8.802cm" svg:y1="2.297cm" svg:x2="8.802cm" svg:y2="3.097cm" draw:start-shape="id102" draw:start-glue-point="8" draw:end-shape="id103" draw:end-glue-point="4" svg:d="M8802 2297v800" svg:viewBox="0 0 1 801">
          <text:p/>
        </draw:connector>
        <draw:connector draw:style-name="gr3" draw:text-style-name="P1" draw:layer="layout" svg:x1="8.802cm" svg:y1="4.297cm" svg:x2="8.802cm" svg:y2="5.097cm" draw:start-shape="id103" draw:start-glue-point="8" draw:end-shape="id104" draw:end-glue-point="4" svg:d="M8802 4297v800" svg:viewBox="0 0 1 801">
          <text:p/>
        </draw:connector>
        <draw:custom-shape draw:style-name="gr1" draw:text-style-name="P2" xml:id="id105" draw:id="id105" draw:layer="layout" svg:width="1.2cm" svg:height="1.2cm" svg:x="8.203cm" svg:y="1.098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6" draw:id="id106" draw:layer="layout" svg:width="1.2cm" svg:height="1.2cm" svg:x="8.203cm" svg:y="3.098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07" draw:id="id107" draw:layer="layout" svg:width="1.2cm" svg:height="1.2cm" svg:x="8.203cm" svg:y="5.098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8.803cm" svg:y1="2.298cm" svg:x2="8.803cm" svg:y2="3.098cm" draw:start-shape="id105" draw:start-glue-point="8" draw:end-shape="id106" draw:end-glue-point="4" svg:d="M8803 2298v800" svg:viewBox="0 0 1 801">
          <text:p/>
        </draw:connector>
        <draw:connector draw:style-name="gr3" draw:text-style-name="P1" draw:layer="layout" svg:x1="8.803cm" svg:y1="4.298cm" svg:x2="8.803cm" svg:y2="5.098cm" draw:start-shape="id106" draw:start-glue-point="8" draw:end-shape="id107" draw:end-glue-point="4" svg:d="M8803 4298v800" svg:viewBox="0 0 1 801">
          <text:p/>
        </draw:connector>
        <draw:custom-shape draw:style-name="gr1" draw:text-style-name="P2" xml:id="id108" draw:id="id108" draw:layer="layout" svg:width="1.2cm" svg:height="1.2cm" svg:x="5.2cm" svg:y="5.099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09" draw:id="id109" draw:layer="layout" svg:width="1.2cm" svg:height="1.2cm" svg:x="5.2cm" svg:y="7.099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10" draw:id="id110" draw:layer="layout" svg:width="1.2cm" svg:height="1.2cm" svg:x="5.2cm" svg:y="9.099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5.8cm" svg:y1="6.299cm" svg:x2="5.8cm" svg:y2="7.099cm" draw:start-shape="id108" draw:start-glue-point="8" draw:end-shape="id109" draw:end-glue-point="4" svg:d="M5800 6299v800" svg:viewBox="0 0 1 801">
          <text:p/>
        </draw:connector>
        <draw:connector draw:style-name="gr3" draw:text-style-name="P1" draw:layer="layout" svg:x1="5.8cm" svg:y1="8.299cm" svg:x2="5.8cm" svg:y2="9.099cm" draw:start-shape="id109" draw:start-glue-point="8" draw:end-shape="id110" draw:end-glue-point="4" svg:d="M5800 8299v800" svg:viewBox="0 0 1 801">
          <text:p/>
        </draw:connector>
        <draw:custom-shape draw:style-name="gr1" draw:text-style-name="P2" xml:id="id111" draw:id="id111" draw:layer="layout" svg:width="1.2cm" svg:height="1.2cm" svg:x="5.201cm" svg:y="5.1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12" draw:id="id112" draw:layer="layout" svg:width="1.2cm" svg:height="1.2cm" svg:x="5.201cm" svg:y="7.1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13" draw:id="id113" draw:layer="layout" svg:width="1.2cm" svg:height="1.2cm" svg:x="5.201cm" svg:y="9.1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5.801cm" svg:y1="6.3cm" svg:x2="5.801cm" svg:y2="7.1cm" draw:start-shape="id111" draw:start-glue-point="8" draw:end-shape="id112" draw:end-glue-point="4" svg:d="M5801 6300v800" svg:viewBox="0 0 1 801">
          <text:p/>
        </draw:connector>
        <draw:connector draw:style-name="gr3" draw:text-style-name="P1" draw:layer="layout" svg:x1="5.801cm" svg:y1="8.3cm" svg:x2="5.801cm" svg:y2="9.1cm" draw:start-shape="id112" draw:start-glue-point="8" draw:end-shape="id113" draw:end-glue-point="4" svg:d="M5801 8300v800" svg:viewBox="0 0 1 801">
          <text:p/>
        </draw:connector>
        <draw:connector draw:style-name="gr4" draw:text-style-name="P4" draw:layer="layout" draw:type="line" svg:x1="6.178cm" svg:y1="4.124cm" svg:x2="5.801cm" svg:y2="5.1cm" draw:start-shape="id101" draw:start-glue-point="7" draw:end-shape="id111" draw:end-glue-point="4" svg:d="M6178 4124l-377 976" svg:viewBox="0 0 378 977">
          <text:p/>
        </draw:connector>
        <draw:connector draw:style-name="gr4" draw:text-style-name="P4" draw:layer="layout" draw:type="line" svg:x1="7.028cm" svg:y1="4.124cm" svg:x2="7.402cm" svg:y2="5.1cm" draw:start-shape="id101" draw:start-glue-point="9" draw:end-shape="id114" draw:end-glue-point="4" svg:d="M7028 4124l374 976" svg:viewBox="0 0 375 977">
          <text:p/>
        </draw:connector>
        <draw:custom-shape draw:style-name="gr1" draw:text-style-name="P2" xml:id="id115" draw:id="id115" draw:layer="layout" svg:width="1.2cm" svg:height="1.2cm" svg:x="8.4cm" svg:y="9.1cm">
          <text:p text:style-name="P1">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16" draw:id="id116" draw:layer="layout" svg:width="1.2cm" svg:height="1.2cm" svg:x="8.4cm" svg:y="11.1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17" draw:id="id117" draw:layer="layout" svg:width="1.2cm" svg:height="1.2cm" svg:x="8.4cm" svg:y="13.1cm">
          <text:p text:style-name="P7">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9cm" svg:y1="10.3cm" svg:x2="9cm" svg:y2="11.1cm" draw:start-shape="id115" draw:start-glue-point="8" draw:end-shape="id116" draw:end-glue-point="4" svg:d="M9000 10300v800" svg:viewBox="0 0 1 801">
          <text:p/>
        </draw:connector>
        <draw:connector draw:style-name="gr3" draw:text-style-name="P1" draw:layer="layout" svg:x1="9cm" svg:y1="12.3cm" svg:x2="9cm" svg:y2="13.1cm" draw:start-shape="id116" draw:start-glue-point="8" draw:end-shape="id117" draw:end-glue-point="4" svg:d="M9000 12300v800" svg:viewBox="0 0 1 801">
          <text:p/>
        </draw:connector>
        <draw:connector draw:style-name="gr4" draw:text-style-name="P4" draw:layer="layout" draw:type="line" svg:x1="7.775cm" svg:y1="8.124cm" svg:x2="7.401cm" svg:y2="9.099cm" draw:start-shape="id99" draw:start-glue-point="7" draw:end-shape="id118" draw:end-glue-point="4" svg:d="M7775 8124l-374 975" svg:viewBox="0 0 375 976">
          <text:p/>
        </draw:connector>
        <draw:connector draw:style-name="gr4" draw:text-style-name="P4" draw:layer="layout" draw:type="line" svg:x1="8.625cm" svg:y1="8.124cm" svg:x2="9cm" svg:y2="9.1cm" draw:start-shape="id99" draw:start-glue-point="9" draw:end-shape="id115" draw:end-glue-point="4" svg:d="M8625 8124l375 976" svg:viewBox="0 0 376 977">
          <text:p/>
        </draw:connector>
        <draw:custom-shape draw:style-name="gr1" draw:text-style-name="P2" xml:id="id119" draw:id="id119" draw:layer="layout" svg:width="1.2cm" svg:height="1.2cm" svg:x="13.602cm" svg:y="1.0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0" draw:id="id120" draw:layer="layout" svg:width="1.2cm" svg:height="1.2cm" svg:x="13.602cm" svg:y="3.0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21" draw:id="id121" draw:layer="layout" svg:width="1.2cm" svg:height="1.2cm" svg:x="14.401cm" svg:y="5.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202cm" svg:y1="2.201cm" svg:x2="14.202cm" svg:y2="3.001cm" draw:start-shape="id119" draw:start-glue-point="8" draw:end-shape="id120" draw:end-glue-point="4" svg:d="M14202 2201v800" svg:viewBox="0 0 1 801">
          <text:p/>
        </draw:connector>
        <draw:custom-shape draw:style-name="gr1" draw:text-style-name="P2" xml:id="id122" draw:id="id122" draw:layer="layout" svg:width="1.2cm" svg:height="1.2cm" svg:x="15.2cm" svg:y="7.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5.001cm" svg:y1="6.202cm" svg:x2="15.8cm" svg:y2="7.002cm" draw:start-shape="id121" draw:start-glue-point="8" draw:end-shape="id122" draw:end-glue-point="4" svg:d="M15001 6202v401h799v399" svg:viewBox="0 0 800 801">
          <text:p/>
        </draw:connector>
        <draw:custom-shape draw:style-name="gr2" draw:text-style-name="P3" xml:id="id141" draw:id="id141" draw:layer="layout" svg:width="1.2cm" svg:height="1.2cm" svg:x="14.401cm" svg:y="9.002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3" draw:id="id123" draw:layer="layout" svg:width="1.2cm" svg:height="1.2cm" svg:x="13.603cm" svg:y="1.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124" draw:id="id124" draw:layer="layout" svg:width="1.2cm" svg:height="1.2cm" svg:x="13.603cm" svg:y="3.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37" draw:id="id137" draw:layer="layout" svg:width="1.2cm" svg:height="1.2cm" svg:x="14.402cm" svg:y="5.003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4.203cm" svg:y1="2.202cm" svg:x2="14.203cm" svg:y2="3.002cm" draw:start-shape="id123" draw:start-glue-point="8" draw:end-shape="id124" draw:end-glue-point="4" svg:d="M14203 2202v800" svg:viewBox="0 0 1 801">
          <text:p/>
        </draw:connector>
        <draw:custom-shape draw:style-name="gr1" draw:text-style-name="P2" xml:id="id125" draw:id="id125" draw:layer="layout" svg:width="1.2cm" svg:height="1.2cm" svg:x="16.799cm" svg:y="1.001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6" draw:id="id126" draw:layer="layout" svg:width="1.2cm" svg:height="1.2cm" svg:x="16.799cm" svg:y="3.001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27" draw:id="id127" draw:layer="layout" svg:width="1.2cm" svg:height="1.2cm" svg:x="16.799cm" svg:y="5.001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7.399cm" svg:y1="2.201cm" svg:x2="17.399cm" svg:y2="3.001cm" draw:start-shape="id125" draw:start-glue-point="8" draw:end-shape="id126" draw:end-glue-point="4" svg:d="M17399 2201v800" svg:viewBox="0 0 1 801">
          <text:p/>
        </draw:connector>
        <draw:connector draw:style-name="gr3" draw:text-style-name="P1" draw:layer="layout" svg:x1="17.399cm" svg:y1="4.201cm" svg:x2="17.399cm" svg:y2="5.001cm" draw:start-shape="id126" draw:start-glue-point="8" draw:end-shape="id127" draw:end-glue-point="4" svg:d="M17399 4201v800" svg:viewBox="0 0 1 801">
          <text:p/>
        </draw:connector>
        <draw:custom-shape draw:style-name="gr1" draw:text-style-name="P2" xml:id="id128" draw:id="id128" draw:layer="layout" svg:width="1.2cm" svg:height="1.2cm" svg:x="16.8cm" svg:y="1.002cm">
          <text:p text:style-name="P1">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9" draw:id="id129" draw:layer="layout" svg:width="1.2cm" svg:height="1.2cm" svg:x="16.8cm" svg:y="3.002cm">
          <text:p text:style-name="P1">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30" draw:id="id130" draw:layer="layout" svg:width="1.2cm" svg:height="1.2cm" svg:x="16.8cm" svg:y="5.002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7.4cm" svg:y1="2.202cm" svg:x2="17.4cm" svg:y2="3.002cm" draw:start-shape="id128" draw:start-glue-point="8" draw:end-shape="id129" draw:end-glue-point="4" svg:d="M17400 2202v800" svg:viewBox="0 0 1 801">
          <text:p/>
        </draw:connector>
        <draw:connector draw:style-name="gr3" draw:text-style-name="P1" draw:layer="layout" svg:x1="17.4cm" svg:y1="4.202cm" svg:x2="17.4cm" svg:y2="5.002cm" draw:start-shape="id129" draw:start-glue-point="8" draw:end-shape="id130" draw:end-glue-point="4" svg:d="M17400 4202v800" svg:viewBox="0 0 1 801">
          <text:p/>
        </draw:connector>
        <draw:custom-shape draw:style-name="gr1" draw:text-style-name="P2" xml:id="id131" draw:id="id131" draw:layer="layout" svg:width="1.2cm" svg:height="1.2cm" svg:x="12.8cm" svg:y="5.002cm">
          <text:p text:style-name="P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32" draw:id="id132" draw:layer="layout" svg:width="1.2cm" svg:height="1.2cm" svg:x="12.8cm" svg:y="7.002cm">
          <text:p text:style-name="P1">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33" draw:id="id133" draw:layer="layout" svg:width="1.2cm" svg:height="1.2cm" svg:x="12.8cm" svg:y="9.002cm">
          <text:p text:style-name="P1">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4cm" svg:y1="6.202cm" svg:x2="13.4cm" svg:y2="7.002cm" draw:start-shape="id131" draw:start-glue-point="8" draw:end-shape="id132" draw:end-glue-point="4" svg:d="M13400 6202v800" svg:viewBox="0 0 1 801">
          <text:p/>
        </draw:connector>
        <draw:connector draw:style-name="gr3" draw:text-style-name="P1" draw:layer="layout" svg:x1="13.4cm" svg:y1="8.202cm" svg:x2="13.4cm" svg:y2="9.002cm" draw:start-shape="id132" draw:start-glue-point="8" draw:end-shape="id133" draw:end-glue-point="4" svg:d="M13400 8202v800" svg:viewBox="0 0 1 801">
          <text:p/>
        </draw:connector>
        <draw:custom-shape draw:style-name="gr1" draw:text-style-name="P2" xml:id="id134" draw:id="id134" draw:layer="layout" svg:width="1.2cm" svg:height="1.2cm" svg:x="12.801cm" svg:y="5.003cm">
          <text:p text:style-name="P1">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35" draw:id="id135" draw:layer="layout" svg:width="1.2cm" svg:height="1.2cm" svg:x="12.801cm" svg:y="7.003cm">
          <text:p text:style-name="P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36" draw:id="id136" draw:layer="layout" svg:width="1.2cm" svg:height="1.2cm" svg:x="12.801cm" svg:y="9.003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401cm" svg:y1="6.203cm" svg:x2="13.401cm" svg:y2="7.003cm" draw:start-shape="id134" draw:start-glue-point="8" draw:end-shape="id135" draw:end-glue-point="4" svg:d="M13401 6203v800" svg:viewBox="0 0 1 801">
          <text:p/>
        </draw:connector>
        <draw:connector draw:style-name="gr3" draw:text-style-name="P1" draw:layer="layout" svg:x1="13.401cm" svg:y1="8.203cm" svg:x2="13.401cm" svg:y2="9.003cm" draw:start-shape="id135" draw:start-glue-point="8" draw:end-shape="id136" draw:end-glue-point="4" svg:d="M13401 8203v800" svg:viewBox="0 0 1 801">
          <text:p/>
        </draw:connector>
        <draw:connector draw:style-name="gr4" draw:text-style-name="P4" draw:layer="layout" draw:type="line" svg:x1="13.778cm" svg:y1="4.027cm" svg:x2="13.401cm" svg:y2="5.003cm" draw:start-shape="id124" draw:start-glue-point="7" draw:end-shape="id134" draw:end-glue-point="4" svg:d="M13778 4027l-377 976" svg:viewBox="0 0 378 977">
          <text:p/>
        </draw:connector>
        <draw:connector draw:style-name="gr4" draw:text-style-name="P4" draw:layer="layout" draw:type="line" svg:x1="14.628cm" svg:y1="4.027cm" svg:x2="15.002cm" svg:y2="5.003cm" draw:start-shape="id124" draw:start-glue-point="9" draw:end-shape="id137" draw:end-glue-point="4" svg:d="M14628 4027l374 976" svg:viewBox="0 0 375 977">
          <text:p/>
        </draw:connector>
        <draw:custom-shape draw:style-name="gr1" draw:text-style-name="P2" xml:id="id138" draw:id="id138" draw:layer="layout" svg:width="1.2cm" svg:height="1.2cm" svg:x="16cm" svg:y="9.003cm">
          <text:p text:style-name="P1">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39" draw:id="id139" draw:layer="layout" svg:width="1.2cm" svg:height="1.2cm" svg:x="16cm" svg:y="11.003cm">
          <text:p text:style-name="P1">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140" draw:id="id140" draw:layer="layout" svg:width="1.2cm" svg:height="1.2cm" svg:x="16cm" svg:y="13.003cm">
          <text:p text:style-name="P7">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6.6cm" svg:y1="10.203cm" svg:x2="16.6cm" svg:y2="11.003cm" draw:start-shape="id138" draw:start-glue-point="8" draw:end-shape="id139" draw:end-glue-point="4" svg:d="M16600 10203v800" svg:viewBox="0 0 1 801">
          <text:p/>
        </draw:connector>
        <draw:connector draw:style-name="gr3" draw:text-style-name="P1" draw:layer="layout" svg:x1="16.6cm" svg:y1="12.203cm" svg:x2="16.6cm" svg:y2="13.003cm" draw:start-shape="id139" draw:start-glue-point="8" draw:end-shape="id140" draw:end-glue-point="4" svg:d="M16600 12203v800" svg:viewBox="0 0 1 801">
          <text:p/>
        </draw:connector>
        <draw:connector draw:style-name="gr4" draw:text-style-name="P4" draw:layer="layout" draw:type="line" svg:x1="15.375cm" svg:y1="8.027cm" svg:x2="15.001cm" svg:y2="9.002cm" draw:start-shape="id122" draw:start-glue-point="7" draw:end-shape="id141" draw:end-glue-point="4" svg:d="M15375 8027l-374 975" svg:viewBox="0 0 375 976">
          <text:p/>
        </draw:connector>
        <draw:connector draw:style-name="gr4" draw:text-style-name="P4" draw:layer="layout" draw:type="line" svg:x1="16.225cm" svg:y1="8.027cm" svg:x2="16.6cm" svg:y2="9.003cm" draw:start-shape="id122" draw:start-glue-point="9" draw:end-shape="id138" draw:end-glue-point="4" svg:d="M16225 8027l375 976" svg:viewBox="0 0 376 977">
          <text:p/>
        </draw:connector>
        <draw:path draw:style-name="gr11" draw:text-style-name="P10" draw:layer="layout" svg:width="11.408cm" svg:height="7.877cm" draw:transform="rotate (2.35392556216475) translate (16.5505757256017cm 15.5279397618268cm)" svg:viewBox="0 0 11409 7878" svg:d="M10068 7824c297 56 629-19 836-234 182-188 400-341 480-624 96-338-104-584-216-854-108-262-417-365-677-391-325-33-658-138-981-51-326 88-536-153-749-319-199-155-399-314-589-480-189-166-358-353-554-515-193-160-335-381-536-534-219-167-263-436-447-622-175-178-364-349-535-534-190-203-417-364-607-568-182-196-391-371-572-570-174-191-332-420-589-515-247-91-443-269-678-390-236-122-424-338-678-427-280-98-575-215-873-193-313 22-635 26-926 144-257 105-569 110-748 359-149 208-463 320-426 642 33 291-20 643 198 873 188 199 304 446 518 622 201 164 343 405 571 533 245 137 393 372 625 516 230 143 454 306 625 515 182 222 426 351 642 532 213 178 450 319 714 427 240 98 414 329 661 408 269 86 460 283 713 391 257 109 472 286 714 425 236 137 466 282 713 390 249 110 506 201 749 320 263 128 549 183 820 283 266 98 535 184 803 265 276 85 543 216 837 230l161-18z">
          <text:p/>
        </draw:path>
        <presentation:notes draw:style-name="dp2">
          <draw:page-thumbnail draw:style-name="gr5"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086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2T21:04:27.855000000</meta:creation-date>
    <dc:date>2018-12-04T19:35:21.621000000</dc:date>
    <meta:editing-duration>PT23M58S</meta:editing-duration>
    <meta:editing-cycles>3</meta:editing-cycles>
    <meta:generator>LibreOffice/6.0.7.3$Windows_X86_64 LibreOffice_project/dc89aa7a9eabfd848af146d5086077aeed2ae4a5</meta:generator>
    <meta:document-statistic meta:object-count="280"/>
  </office:meta>
</office:document-meta>
</file>